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4.933cm" svg:height="18.142cm" svg:x="12.582cm" svg:y="2.857cm">
            <draw:object draw:notify-on-update-of-ranges="Sheet1.A5:Sheet1.A106 Sheet1.B5:Sheet1.B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uman eye light perception is given by the follofinw formula : Perceived_Light_Percentage = 100*sqrt(Dimming_Percentage/100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ristmas tree dimming leds will use 100 PWM steps to achieve a good precision (step 0 is not used in the source code table because it is redundant with step 1)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Perceived light (%)</text:p>
          </table:table-cell>
          <table:table-cell table:style-name="ce1" office:value-type="string" calcext:value-type="string">
            <text:p>PWM (%)</text:p>
          </table:table-cell>
          <table:table-cell table:style-name="ce2" office:value-type="string" calcext:value-type="string">
            <text:p>PWM value in software lookup 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0*([.A6]/100)^2" office:value-type="float" office:value="0" calcext:value-type="float">
            <text:p>0</text:p>
          </table:table-cell>
          <table:table-cell table:formula="of:=ROUND(1023*[.B6]/1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0*([.A7]/100)^2" office:value-type="float" office:value="0.01" calcext:value-type="float">
            <text:p>0,01</text:p>
          </table:table-cell>
          <table:table-cell table:formula="of:=ROUND(1023*[.B7]/1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*([.A8]/100)^2" office:value-type="float" office:value="0.04" calcext:value-type="float">
            <text:p>0,04</text:p>
          </table:table-cell>
          <table:table-cell table:formula="of:=ROUND(1023*[.B8]/1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*([.A9]/100)^2" office:value-type="float" office:value="0.09" calcext:value-type="float">
            <text:p>0,09</text:p>
          </table:table-cell>
          <table:table-cell table:formula="of:=ROUND(1023*[.B9]/1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*([.A10]/100)^2" office:value-type="float" office:value="0.16" calcext:value-type="float">
            <text:p>0,16</text:p>
          </table:table-cell>
          <table:table-cell table:formula="of:=ROUND(1023*[.B10]/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*([.A11]/100)^2" office:value-type="float" office:value="0.25" calcext:value-type="float">
            <text:p>0,25</text:p>
          </table:table-cell>
          <table:table-cell table:formula="of:=ROUND(1023*[.B11]/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0*([.A12]/100)^2" office:value-type="float" office:value="0.36" calcext:value-type="float">
            <text:p>0,36</text:p>
          </table:table-cell>
          <table:table-cell table:formula="of:=ROUND(1023*[.B12]/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0*([.A13]/100)^2" office:value-type="float" office:value="0.49" calcext:value-type="float">
            <text:p>0,49</text:p>
          </table:table-cell>
          <table:table-cell table:formula="of:=ROUND(1023*[.B13]/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0*([.A14]/100)^2" office:value-type="float" office:value="0.64" calcext:value-type="float">
            <text:p>0,64</text:p>
          </table:table-cell>
          <table:table-cell table:formula="of:=ROUND(1023*[.B14]/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0*([.A15]/100)^2" office:value-type="float" office:value="0.81" calcext:value-type="float">
            <text:p>0,81</text:p>
          </table:table-cell>
          <table:table-cell table:formula="of:=ROUND(1023*[.B15]/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0*([.A16]/100)^2" office:value-type="float" office:value="1" calcext:value-type="float">
            <text:p>1</text:p>
          </table:table-cell>
          <table:table-cell table:formula="of:=ROUND(1023*[.B16]/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0*([.A17]/100)^2" office:value-type="float" office:value="1.21" calcext:value-type="float">
            <text:p>1,21</text:p>
          </table:table-cell>
          <table:table-cell table:formula="of:=ROUND(1023*[.B17]/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0*([.A18]/100)^2" office:value-type="float" office:value="1.44" calcext:value-type="float">
            <text:p>1,44</text:p>
          </table:table-cell>
          <table:table-cell table:formula="of:=ROUND(1023*[.B18]/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0*([.A19]/100)^2" office:value-type="float" office:value="1.69" calcext:value-type="float">
            <text:p>1,69</text:p>
          </table:table-cell>
          <table:table-cell table:formula="of:=ROUND(1023*[.B19]/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0*([.A20]/100)^2" office:value-type="float" office:value="1.96" calcext:value-type="float">
            <text:p>1,96</text:p>
          </table:table-cell>
          <table:table-cell table:formula="of:=ROUND(1023*[.B20]/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0*([.A21]/100)^2" office:value-type="float" office:value="2.25" calcext:value-type="float">
            <text:p>2,25</text:p>
          </table:table-cell>
          <table:table-cell table:formula="of:=ROUND(1023*[.B21]/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00*([.A22]/100)^2" office:value-type="float" office:value="2.56" calcext:value-type="float">
            <text:p>2,56</text:p>
          </table:table-cell>
          <table:table-cell table:formula="of:=ROUND(1023*[.B22]/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00*([.A23]/100)^2" office:value-type="float" office:value="2.89" calcext:value-type="float">
            <text:p>2,89</text:p>
          </table:table-cell>
          <table:table-cell table:formula="of:=ROUND(1023*[.B23]/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00*([.A24]/100)^2" office:value-type="float" office:value="3.24" calcext:value-type="float">
            <text:p>3,24</text:p>
          </table:table-cell>
          <table:table-cell table:formula="of:=ROUND(1023*[.B24]/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00*([.A25]/100)^2" office:value-type="float" office:value="3.61" calcext:value-type="float">
            <text:p>3,61</text:p>
          </table:table-cell>
          <table:table-cell table:formula="of:=ROUND(1023*[.B25]/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00*([.A26]/100)^2" office:value-type="float" office:value="4" calcext:value-type="float">
            <text:p>4</text:p>
          </table:table-cell>
          <table:table-cell table:formula="of:=ROUND(1023*[.B26]/10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00*([.A27]/100)^2" office:value-type="float" office:value="4.41" calcext:value-type="float">
            <text:p>4,41</text:p>
          </table:table-cell>
          <table:table-cell table:formula="of:=ROUND(1023*[.B27]/10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00*([.A28]/100)^2" office:value-type="float" office:value="4.84" calcext:value-type="float">
            <text:p>4,84</text:p>
          </table:table-cell>
          <table:table-cell table:formula="of:=ROUND(1023*[.B28]/10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00*([.A29]/100)^2" office:value-type="float" office:value="5.29" calcext:value-type="float">
            <text:p>5,29</text:p>
          </table:table-cell>
          <table:table-cell table:formula="of:=ROUND(1023*[.B29]/10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00*([.A30]/100)^2" office:value-type="float" office:value="5.76" calcext:value-type="float">
            <text:p>5,76</text:p>
          </table:table-cell>
          <table:table-cell table:formula="of:=ROUND(1023*[.B30]/10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00*([.A31]/100)^2" office:value-type="float" office:value="6.25" calcext:value-type="float">
            <text:p>6,25</text:p>
          </table:table-cell>
          <table:table-cell table:formula="of:=ROUND(1023*[.B31]/10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00*([.A32]/100)^2" office:value-type="float" office:value="6.76" calcext:value-type="float">
            <text:p>6,76</text:p>
          </table:table-cell>
          <table:table-cell table:formula="of:=ROUND(1023*[.B32]/10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00*([.A33]/100)^2" office:value-type="float" office:value="7.29" calcext:value-type="float">
            <text:p>7,29</text:p>
          </table:table-cell>
          <table:table-cell table:formula="of:=ROUND(1023*[.B33]/10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00*([.A34]/100)^2" office:value-type="float" office:value="7.84" calcext:value-type="float">
            <text:p>7,84</text:p>
          </table:table-cell>
          <table:table-cell table:formula="of:=ROUND(1023*[.B34]/10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00*([.A35]/100)^2" office:value-type="float" office:value="8.41" calcext:value-type="float">
            <text:p>8,41</text:p>
          </table:table-cell>
          <table:table-cell table:formula="of:=ROUND(1023*[.B35]/10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0*([.A36]/100)^2" office:value-type="float" office:value="9" calcext:value-type="float">
            <text:p>9</text:p>
          </table:table-cell>
          <table:table-cell table:formula="of:=ROUND(1023*[.B36]/10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00*([.A37]/100)^2" office:value-type="float" office:value="9.61" calcext:value-type="float">
            <text:p>9,61</text:p>
          </table:table-cell>
          <table:table-cell table:formula="of:=ROUND(1023*[.B37]/10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00*([.A38]/100)^2" office:value-type="float" office:value="10.24" calcext:value-type="float">
            <text:p>10,24</text:p>
          </table:table-cell>
          <table:table-cell table:formula="of:=ROUND(1023*[.B38]/10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00*([.A39]/100)^2" office:value-type="float" office:value="10.89" calcext:value-type="float">
            <text:p>10,89</text:p>
          </table:table-cell>
          <table:table-cell table:formula="of:=ROUND(1023*[.B39]/10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00*([.A40]/100)^2" office:value-type="float" office:value="11.56" calcext:value-type="float">
            <text:p>11,56</text:p>
          </table:table-cell>
          <table:table-cell table:formula="of:=ROUND(1023*[.B40]/10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00*([.A41]/100)^2" office:value-type="float" office:value="12.25" calcext:value-type="float">
            <text:p>12,25</text:p>
          </table:table-cell>
          <table:table-cell table:formula="of:=ROUND(1023*[.B41]/10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00*([.A42]/100)^2" office:value-type="float" office:value="12.96" calcext:value-type="float">
            <text:p>12,96</text:p>
          </table:table-cell>
          <table:table-cell table:formula="of:=ROUND(1023*[.B42]/10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00*([.A43]/100)^2" office:value-type="float" office:value="13.69" calcext:value-type="float">
            <text:p>13,69</text:p>
          </table:table-cell>
          <table:table-cell table:formula="of:=ROUND(1023*[.B43]/100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00*([.A44]/100)^2" office:value-type="float" office:value="14.44" calcext:value-type="float">
            <text:p>14,44</text:p>
          </table:table-cell>
          <table:table-cell table:formula="of:=ROUND(1023*[.B44]/10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00*([.A45]/100)^2" office:value-type="float" office:value="15.21" calcext:value-type="float">
            <text:p>15,21</text:p>
          </table:table-cell>
          <table:table-cell table:formula="of:=ROUND(1023*[.B45]/10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00*([.A46]/100)^2" office:value-type="float" office:value="16" calcext:value-type="float">
            <text:p>16</text:p>
          </table:table-cell>
          <table:table-cell table:formula="of:=ROUND(1023*[.B46]/10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00*([.A47]/100)^2" office:value-type="float" office:value="16.81" calcext:value-type="float">
            <text:p>16,81</text:p>
          </table:table-cell>
          <table:table-cell table:formula="of:=ROUND(1023*[.B47]/100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00*([.A48]/100)^2" office:value-type="float" office:value="17.64" calcext:value-type="float">
            <text:p>17,64</text:p>
          </table:table-cell>
          <table:table-cell table:formula="of:=ROUND(1023*[.B48]/100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00*([.A49]/100)^2" office:value-type="float" office:value="18.49" calcext:value-type="float">
            <text:p>18,49</text:p>
          </table:table-cell>
          <table:table-cell table:formula="of:=ROUND(1023*[.B49]/100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00*([.A50]/100)^2" office:value-type="float" office:value="19.36" calcext:value-type="float">
            <text:p>19,36</text:p>
          </table:table-cell>
          <table:table-cell table:formula="of:=ROUND(1023*[.B50]/100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00*([.A51]/100)^2" office:value-type="float" office:value="20.25" calcext:value-type="float">
            <text:p>20,25</text:p>
          </table:table-cell>
          <table:table-cell table:formula="of:=ROUND(1023*[.B51]/100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00*([.A52]/100)^2" office:value-type="float" office:value="21.16" calcext:value-type="float">
            <text:p>21,16</text:p>
          </table:table-cell>
          <table:table-cell table:formula="of:=ROUND(1023*[.B52]/100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00*([.A53]/100)^2" office:value-type="float" office:value="22.09" calcext:value-type="float">
            <text:p>22,09</text:p>
          </table:table-cell>
          <table:table-cell table:formula="of:=ROUND(1023*[.B53]/100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00*([.A54]/100)^2" office:value-type="float" office:value="23.04" calcext:value-type="float">
            <text:p>23,04</text:p>
          </table:table-cell>
          <table:table-cell table:formula="of:=ROUND(1023*[.B54]/100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00*([.A55]/100)^2" office:value-type="float" office:value="24.01" calcext:value-type="float">
            <text:p>24,01</text:p>
          </table:table-cell>
          <table:table-cell table:formula="of:=ROUND(1023*[.B55]/100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00*([.A56]/100)^2" office:value-type="float" office:value="25" calcext:value-type="float">
            <text:p>25</text:p>
          </table:table-cell>
          <table:table-cell table:formula="of:=ROUND(1023*[.B56]/1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00*([.A57]/100)^2" office:value-type="float" office:value="26.01" calcext:value-type="float">
            <text:p>26,01</text:p>
          </table:table-cell>
          <table:table-cell table:formula="of:=ROUND(1023*[.B57]/1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00*([.A58]/100)^2" office:value-type="float" office:value="27.04" calcext:value-type="float">
            <text:p>27,04</text:p>
          </table:table-cell>
          <table:table-cell table:formula="of:=ROUND(1023*[.B58]/1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00*([.A59]/100)^2" office:value-type="float" office:value="28.09" calcext:value-type="float">
            <text:p>28,09</text:p>
          </table:table-cell>
          <table:table-cell table:formula="of:=ROUND(1023*[.B59]/100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00*([.A60]/100)^2" office:value-type="float" office:value="29.16" calcext:value-type="float">
            <text:p>29,16</text:p>
          </table:table-cell>
          <table:table-cell table:formula="of:=ROUND(1023*[.B60]/100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00*([.A61]/100)^2" office:value-type="float" office:value="30.25" calcext:value-type="float">
            <text:p>30,25</text:p>
          </table:table-cell>
          <table:table-cell table:formula="of:=ROUND(1023*[.B61]/100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00*([.A62]/100)^2" office:value-type="float" office:value="31.36" calcext:value-type="float">
            <text:p>31,36</text:p>
          </table:table-cell>
          <table:table-cell table:formula="of:=ROUND(1023*[.B62]/100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00*([.A63]/100)^2" office:value-type="float" office:value="32.49" calcext:value-type="float">
            <text:p>32,49</text:p>
          </table:table-cell>
          <table:table-cell table:formula="of:=ROUND(1023*[.B63]/100)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00*([.A64]/100)^2" office:value-type="float" office:value="33.64" calcext:value-type="float">
            <text:p>33,64</text:p>
          </table:table-cell>
          <table:table-cell table:formula="of:=ROUND(1023*[.B64]/100)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00*([.A65]/100)^2" office:value-type="float" office:value="34.81" calcext:value-type="float">
            <text:p>34,81</text:p>
          </table:table-cell>
          <table:table-cell table:formula="of:=ROUND(1023*[.B65]/100)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00*([.A66]/100)^2" office:value-type="float" office:value="36" calcext:value-type="float">
            <text:p>36</text:p>
          </table:table-cell>
          <table:table-cell table:formula="of:=ROUND(1023*[.B66]/100)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00*([.A67]/100)^2" office:value-type="float" office:value="37.21" calcext:value-type="float">
            <text:p>37,21</text:p>
          </table:table-cell>
          <table:table-cell table:formula="of:=ROUND(1023*[.B67]/100)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00*([.A68]/100)^2" office:value-type="float" office:value="38.44" calcext:value-type="float">
            <text:p>38,44</text:p>
          </table:table-cell>
          <table:table-cell table:formula="of:=ROUND(1023*[.B68]/100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00*([.A69]/100)^2" office:value-type="float" office:value="39.69" calcext:value-type="float">
            <text:p>39,69</text:p>
          </table:table-cell>
          <table:table-cell table:formula="of:=ROUND(1023*[.B69]/10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00*([.A70]/100)^2" office:value-type="float" office:value="40.96" calcext:value-type="float">
            <text:p>40,96</text:p>
          </table:table-cell>
          <table:table-cell table:formula="of:=ROUND(1023*[.B70]/100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00*([.A71]/100)^2" office:value-type="float" office:value="42.25" calcext:value-type="float">
            <text:p>42,25</text:p>
          </table:table-cell>
          <table:table-cell table:formula="of:=ROUND(1023*[.B71]/100)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00*([.A72]/100)^2" office:value-type="float" office:value="43.56" calcext:value-type="float">
            <text:p>43,56</text:p>
          </table:table-cell>
          <table:table-cell table:formula="of:=ROUND(1023*[.B72]/100)"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00*([.A73]/100)^2" office:value-type="float" office:value="44.89" calcext:value-type="float">
            <text:p>44,89</text:p>
          </table:table-cell>
          <table:table-cell table:formula="of:=ROUND(1023*[.B73]/100)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00*([.A74]/100)^2" office:value-type="float" office:value="46.24" calcext:value-type="float">
            <text:p>46,24</text:p>
          </table:table-cell>
          <table:table-cell table:formula="of:=ROUND(1023*[.B74]/100)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00*([.A75]/100)^2" office:value-type="float" office:value="47.61" calcext:value-type="float">
            <text:p>47,61</text:p>
          </table:table-cell>
          <table:table-cell table:formula="of:=ROUND(1023*[.B75]/100)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00*([.A76]/100)^2" office:value-type="float" office:value="49" calcext:value-type="float">
            <text:p>49</text:p>
          </table:table-cell>
          <table:table-cell table:formula="of:=ROUND(1023*[.B76]/100)"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00*([.A77]/100)^2" office:value-type="float" office:value="50.41" calcext:value-type="float">
            <text:p>50,41</text:p>
          </table:table-cell>
          <table:table-cell table:formula="of:=ROUND(1023*[.B77]/100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00*([.A78]/100)^2" office:value-type="float" office:value="51.84" calcext:value-type="float">
            <text:p>51,84</text:p>
          </table:table-cell>
          <table:table-cell table:formula="of:=ROUND(1023*[.B78]/100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00*([.A79]/100)^2" office:value-type="float" office:value="53.29" calcext:value-type="float">
            <text:p>53,29</text:p>
          </table:table-cell>
          <table:table-cell table:formula="of:=ROUND(1023*[.B79]/100)"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00*([.A80]/100)^2" office:value-type="float" office:value="54.76" calcext:value-type="float">
            <text:p>54,76</text:p>
          </table:table-cell>
          <table:table-cell table:formula="of:=ROUND(1023*[.B80]/100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00*([.A81]/100)^2" office:value-type="float" office:value="56.25" calcext:value-type="float">
            <text:p>56,25</text:p>
          </table:table-cell>
          <table:table-cell table:formula="of:=ROUND(1023*[.B81]/100)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00*([.A82]/100)^2" office:value-type="float" office:value="57.76" calcext:value-type="float">
            <text:p>57,76</text:p>
          </table:table-cell>
          <table:table-cell table:formula="of:=ROUND(1023*[.B82]/100)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00*([.A83]/100)^2" office:value-type="float" office:value="59.29" calcext:value-type="float">
            <text:p>59,29</text:p>
          </table:table-cell>
          <table:table-cell table:formula="of:=ROUND(1023*[.B83]/100)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00*([.A84]/100)^2" office:value-type="float" office:value="60.84" calcext:value-type="float">
            <text:p>60,84</text:p>
          </table:table-cell>
          <table:table-cell table:formula="of:=ROUND(1023*[.B84]/100)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00*([.A85]/100)^2" office:value-type="float" office:value="62.41" calcext:value-type="float">
            <text:p>62,41</text:p>
          </table:table-cell>
          <table:table-cell table:formula="of:=ROUND(1023*[.B85]/100)"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00*([.A86]/100)^2" office:value-type="float" office:value="64" calcext:value-type="float">
            <text:p>64</text:p>
          </table:table-cell>
          <table:table-cell table:formula="of:=ROUND(1023*[.B86]/100)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00*([.A87]/100)^2" office:value-type="float" office:value="65.61" calcext:value-type="float">
            <text:p>65,61</text:p>
          </table:table-cell>
          <table:table-cell table:formula="of:=ROUND(1023*[.B87]/100)"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00*([.A88]/100)^2" office:value-type="float" office:value="67.24" calcext:value-type="float">
            <text:p>67,24</text:p>
          </table:table-cell>
          <table:table-cell table:formula="of:=ROUND(1023*[.B88]/100)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00*([.A89]/100)^2" office:value-type="float" office:value="68.89" calcext:value-type="float">
            <text:p>68,89</text:p>
          </table:table-cell>
          <table:table-cell table:formula="of:=ROUND(1023*[.B89]/100)"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00*([.A90]/100)^2" office:value-type="float" office:value="70.56" calcext:value-type="float">
            <text:p>70,56</text:p>
          </table:table-cell>
          <table:table-cell table:formula="of:=ROUND(1023*[.B90]/100)"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00*([.A91]/100)^2" office:value-type="float" office:value="72.25" calcext:value-type="float">
            <text:p>72,25</text:p>
          </table:table-cell>
          <table:table-cell table:formula="of:=ROUND(1023*[.B91]/100)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00*([.A92]/100)^2" office:value-type="float" office:value="73.96" calcext:value-type="float">
            <text:p>73,96</text:p>
          </table:table-cell>
          <table:table-cell table:formula="of:=ROUND(1023*[.B92]/100)"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00*([.A93]/100)^2" office:value-type="float" office:value="75.69" calcext:value-type="float">
            <text:p>75,69</text:p>
          </table:table-cell>
          <table:table-cell table:formula="of:=ROUND(1023*[.B93]/100)"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00*([.A94]/100)^2" office:value-type="float" office:value="77.44" calcext:value-type="float">
            <text:p>77,44</text:p>
          </table:table-cell>
          <table:table-cell table:formula="of:=ROUND(1023*[.B94]/100)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00*([.A95]/100)^2" office:value-type="float" office:value="79.21" calcext:value-type="float">
            <text:p>79,21</text:p>
          </table:table-cell>
          <table:table-cell table:formula="of:=ROUND(1023*[.B95]/100)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00*([.A96]/100)^2" office:value-type="float" office:value="81" calcext:value-type="float">
            <text:p>81</text:p>
          </table:table-cell>
          <table:table-cell table:formula="of:=ROUND(1023*[.B96]/100)"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00*([.A97]/100)^2" office:value-type="float" office:value="82.81" calcext:value-type="float">
            <text:p>82,81</text:p>
          </table:table-cell>
          <table:table-cell table:formula="of:=ROUND(1023*[.B97]/100)"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00*([.A98]/100)^2" office:value-type="float" office:value="84.64" calcext:value-type="float">
            <text:p>84,64</text:p>
          </table:table-cell>
          <table:table-cell table:formula="of:=ROUND(1023*[.B98]/100)"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00*([.A99]/100)^2" office:value-type="float" office:value="86.49" calcext:value-type="float">
            <text:p>86,49</text:p>
          </table:table-cell>
          <table:table-cell table:formula="of:=ROUND(1023*[.B99]/100)"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00*([.A100]/100)^2" office:value-type="float" office:value="88.36" calcext:value-type="float">
            <text:p>88,36</text:p>
          </table:table-cell>
          <table:table-cell table:formula="of:=ROUND(1023*[.B100]/100)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00*([.A101]/100)^2" office:value-type="float" office:value="90.25" calcext:value-type="float">
            <text:p>90,25</text:p>
          </table:table-cell>
          <table:table-cell table:formula="of:=ROUND(1023*[.B101]/100)"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00*([.A102]/100)^2" office:value-type="float" office:value="92.16" calcext:value-type="float">
            <text:p>92,16</text:p>
          </table:table-cell>
          <table:table-cell table:formula="of:=ROUND(1023*[.B102]/100)"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00*([.A103]/100)^2" office:value-type="float" office:value="94.09" calcext:value-type="float">
            <text:p>94,09</text:p>
          </table:table-cell>
          <table:table-cell table:formula="of:=ROUND(1023*[.B103]/100)"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00*([.A104]/100)^2" office:value-type="float" office:value="96.04" calcext:value-type="float">
            <text:p>96,04</text:p>
          </table:table-cell>
          <table:table-cell table:formula="of:=ROUND(1023*[.B104]/100)"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00*([.A105]/100)^2" office:value-type="float" office:value="98.01" calcext:value-type="float">
            <text:p>98,01</text:p>
          </table:table-cell>
          <table:table-cell table:formula="of:=ROUND(1023*[.B105]/100)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*([.A106]/100)^2" office:value-type="float" office:value="100" calcext:value-type="float">
            <text:p>100</text:p>
          </table:table-cell>
          <table:table-cell table:formula="of:=ROUND(1023*[.B106]/100)" office:value-type="float" office:value="1023" calcext:value-type="float">
            <text:p>1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17:42:56.427637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r </meta:initial-creator>
    <meta:creation-date>2020-01-11T12:24:31.987619352</meta:creation-date>
    <dc:date>2020-01-11T17:47:43.576323647</dc:date>
    <dc:creator>ar </dc:creator>
    <meta:editing-duration>PT28M8S</meta:editing-duration>
    <meta:editing-cycles>10</meta:editing-cycles>
    <meta:generator>LibreOffice/6.3.4.2$Linux_X86_64 LibreOffice_project/30$Build-2</meta:generator>
    <meta:document-statistic meta:table-count="1" meta:cell-count="30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934cm" svg:height="18.143cm" xlink:href=".." xlink:type="simple" chart:class="chart:scatter" chart:style-name="ch1">
        <chart:plot-area chart:style-name="ch2" table:cell-range-address="Sheet1.A5:Sheet1.B106" svg:x="1.709cm" svg:y="0.362cm" svg:width="32.527cm" svg:height="16.438cm">
          <chartooo:coordinate-region svg:x="2.33cm" svg:y="0.561cm" svg:width="31.44cm" svg:height="15.592cm"/>
          <chart:axis chart:dimension="x" chart:name="primary-x" chart:style-name="ch3">
            <chart:title svg:x="17.24cm" svg:y="17.162cm" chart:style-name="ch4">
              <text:p>PWM (%)</text:p>
            </chart:title>
          </chart:axis>
          <chart:axis chart:dimension="y" chart:name="primary-y" chart:style-name="ch3">
            <chart:title svg:x="0.451cm" svg:y="10.001cm" chart:style-name="ch5">
              <text:p>Perceived light (%)</text:p>
            </chart:title>
            <chart:grid chart:style-name="ch6" chart:class="major"/>
          </chart:axis>
          <chart:series chart:style-name="ch7" chart:values-cell-range-address="Sheet1.B5:Sheet1.B106" chart:class="chart:scatter">
            <chart:domain table:cell-range-address="Sheet1.A5:Sheet1.A106"/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5:Sheet1.A106</svg:desc>
                </draw:g>
              </table:table-cell>
              <table:table-cell office:value-type="float" office:value="NaN">
                <text:p>NaN</text:p>
                <draw:g>
                  <svg:desc>Sheet1.B5:Sheet1.B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28.09">
                <text:p>28.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31.36">
                <text:p>31.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32.49">
                <text:p>32.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33.64">
                <text:p>33.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37.21">
                <text:p>37.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38.44">
                <text:p>38.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39.69">
                <text:p>39.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43.56">
                <text:p>43.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44.89">
                <text:p>44.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46.24">
                <text:p>46.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47.61">
                <text:p>47.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1.84">
                <text:p>51.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53.29">
                <text:p>53.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54.76">
                <text:p>54.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57.76">
                <text:p>57.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59.29">
                <text:p>59.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60.84">
                <text:p>60.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65.61">
                <text:p>65.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67.24">
                <text:p>67.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68.89">
                <text:p>68.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70.56">
                <text:p>70.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73.96">
                <text:p>73.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75.69">
                <text:p>75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79.21">
                <text:p>79.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84.64">
                <text:p>84.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86.49">
                <text:p>86.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88.36">
                <text:p>88.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92.16">
                <text:p>92.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4.09">
                <text:p>94.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6.04">
                <text:p>96.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